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U</text:p>
          </table:table-cell>
          <table:table-cell table:style-name="ce1" office:value-type="string">
            <text:p>sr pin</text:p>
          </table:table-cell>
          <table:table-cell table:style-name="ce1" office:value-type="string">
            <text:p>led pin</text:p>
          </table:table-cell>
          <table:table-cell table:style-name="ce1" office:value-type="string">
            <text:p>led row/col</text:p>
          </table:table-cell>
          <table:table-cell table:style-name="ce1" office:value-type="string">
            <text:p>led row/col #</text:p>
          </table:table-cell>
          <table:table-cell table:style-name="ce1" office:value-type="string">
            <text:p>sr total</text:p>
          </table:table-cell>
          <table:table-cell table:style-name="ce1" office:value-type="string">
            <text:p>led grid</text:p>
          </table:table-cell>
          <table:table-cell table:style-name="ce1"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2]-1)*8+[.B2]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3]-1)*8+[.B3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4]-1)*8+[.B4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5]-1)*8+[.B5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6]-1)*8+[.B6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7]-1)*8+[.B7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8]-1)*8+[.B8]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9]-1)*8+[.B9]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10]-1)*8+[.B10]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11]-1)*8+[.B11]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12]-1)*8+[.B12]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13]-1)*8+[.B13]"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14]-1)*8+[.B14]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15]-1)*8+[.B15]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16]-1)*8+[.B16]"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17]-1)*8+[.B17]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18]-1)*8+[.B18]"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19]-1)*8+[.B19]"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20]-1)*8+[.B20]" office:value-type="float" office:value="18">
            <text:p>18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21]-1)*8+[.B21]" office:value-type="float" office:value="19">
            <text:p>1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22]-1)*8+[.B22]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23]-1)*8+[.B23]"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24]-1)*8+[.B24]"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25]-1)*8+[.B25]"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26]-1)*8+[.B26]"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27]-1)*8+[.B27]"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28]-1)*8+[.B28]" office:value-type="float" office:value="26">
            <text:p>26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29]-1)*8+[.B29]" office:value-type="float" office:value="27">
            <text:p>27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30]-1)*8+[.B30]" office:value-type="float" office:value="28">
            <text:p>28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31]-1)*8+[.B31]"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32]-1)*8+[.B32]"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33]-1)*8+[.B33]" office:value-type="float" office:value="31">
            <text:p>3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opied from schematic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U</text:p>
          </table:table-cell>
          <table:table-cell table:style-name="ce1" office:value-type="string">
            <text:p>sr pin</text:p>
          </table:table-cell>
          <table:table-cell table:style-name="ce1" office:value-type="string">
            <text:p>led pin</text:p>
          </table:table-cell>
          <table:table-cell table:style-name="ce1" office:value-type="string">
            <text:p>led row/col</text:p>
          </table:table-cell>
          <table:table-cell table:style-name="ce1" office:value-type="string">
            <text:p>led row/col #</text:p>
          </table:table-cell>
          <table:table-cell table:style-name="ce1" office:value-type="string">
            <text:p>sr total</text:p>
          </table:table-cell>
          <table:table-cell table:style-name="ce1" office:value-type="string">
            <text:p>led g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2]-1)*8+[.B2]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3]-1)*8+[.B3]"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4]-1)*8+[.B4]"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5]-1)*8+[.B5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6]-1)*8+[.B6]"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7]-1)*8+[.B7]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8]-1)*8+[.B8]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9]-1)*8+[.B9]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10]-1)*8+[.B10]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11]-1)*8+[.B11]"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12]-1)*8+[.B12]"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13]-1)*8+[.B13]"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14]-1)*8+[.B14]"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15]-1)*8+[.B15]"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16]-1)*8+[.B16]"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17]-1)*8+[.B17]"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18]-1)*8+[.B18]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19]-1)*8+[.B19]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20]-1)*8+[.B20]"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21]-1)*8+[.B21]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22]-1)*8+[.B22]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23]-1)*8+[.B23]"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24]-1)*8+[.B24]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25]-1)*8+[.B25]"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26]-1)*8+[.B26]"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27]-1)*8+[.B27]"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28]-1)*8+[.B28]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29]-1)*8+[.B29]"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30]-1)*8+[.B30]"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31]-1)*8+[.B31]"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32]-1)*8+[.B32]"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33]-1)*8+[.B33]"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orted by D,G,E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>
            <text:p>U</text:p>
          </table:table-cell>
          <table:table-cell table:style-name="ce1" office:value-type="string">
            <text:p>sr pin</text:p>
          </table:table-cell>
          <table:table-cell table:style-name="ce1" office:value-type="string">
            <text:p>led pin</text:p>
          </table:table-cell>
          <table:table-cell table:style-name="ce1" office:value-type="string">
            <text:p>led row/col</text:p>
          </table:table-cell>
          <table:table-cell table:style-name="ce1" office:value-type="string">
            <text:p>led row/col #</text:p>
          </table:table-cell>
          <table:table-cell table:style-name="ce1" office:value-type="string">
            <text:p>sr total</text:p>
          </table:table-cell>
          <table:table-cell table:style-name="ce1" office:value-type="string">
            <text:p>led grid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2]-1)*8+[.B2]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3]-1)*8+[.B3]"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4]-1)*8+[.B4]"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5]-1)*8+[.B5]"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6]-1)*8+[.B6]"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7]-1)*8+[.B7]"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8]-1)*8+[.B8]"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9]-1)*8+[.B9]" office:value-type="float" office:value="13">
            <text:p>1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table:formula="of:=([.A10]-1)*8+[.B10]" office:value-type="float" office:value="17">
            <text:p>1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table:formula="of:=([.A11]-1)*8+[.B11]"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([.A12]-1)*8+[.B12]" office:value-type="float" office:value="20">
            <text:p>2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([.A13]-1)*8+[.B13]" office:value-type="float" office:value="22">
            <text:p>22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table:formula="of:=([.A14]-1)*8+[.B14]"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([.A15]-1)*8+[.B15]" office:value-type="float" office:value="26">
            <text:p>26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table:formula="of:=([.A16]-1)*8+[.B16]"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table:formula="of:=([.A17]-1)*8+[.B17]" office:value-type="float" office:value="29">
            <text:p>2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18]-1)*8+[.B18]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19]-1)*8+[.B19]"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20]-1)*8+[.B20]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21]-1)*8+[.B21]"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22]-1)*8+[.B22]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23]-1)*8+[.B23]"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24]-1)*8+[.B24]" office:value-type="float" office:value="14">
            <text:p>1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25]-1)*8+[.B25]" office:value-type="float" office:value="15">
            <text:p>1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</text:p>
          </table:table-cell>
          <table:table-cell office:value-type="float" office:value="1">
            <text:p>1</text:p>
          </table:table-cell>
          <table:table-cell table:formula="of:=([.A26]-1)*8+[.B26]" office:value-type="float" office:value="16">
            <text:p>1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</text:p>
          </table:table-cell>
          <table:table-cell office:value-type="float" office:value="4">
            <text:p>4</text:p>
          </table:table-cell>
          <table:table-cell table:formula="of:=([.A27]-1)*8+[.B27]" office:value-type="float" office:value="19">
            <text:p>1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table:formula="of:=([.A28]-1)*8+[.B28]" office:value-type="float" office:value="21">
            <text:p>2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 office:value-type="float" office:value="5">
            <text:p>5</text:p>
          </table:table-cell>
          <table:table-cell table:formula="of:=([.A29]-1)*8+[.B29]"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r</text:p>
          </table:table-cell>
          <table:table-cell office:value-type="float" office:value="7">
            <text:p>7</text:p>
          </table:table-cell>
          <table:table-cell table:formula="of:=([.A30]-1)*8+[.B30]"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office:value-type="float" office:value="8">
            <text:p>8</text:p>
          </table:table-cell>
          <table:table-cell table:formula="of:=([.A31]-1)*8+[.B31]"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6">
            <text:p>6</text:p>
          </table:table-cell>
          <table:table-cell table:formula="of:=([.A32]-1)*8+[.B32]" office:value-type="float" office:value="30">
            <text:p>3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table:formula="of:=([.A33]-1)*8+[.B33]" office:value-type="float" office:value="31">
            <text:p>31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sorted D,G,F</text:p>
          </table:table-cell>
          <table:table-cell table:number-columns-repeated="6"/>
        </table:table-row>
      </table:table>
      <table:database-ranges>
        <table:database-range table:target-range-address="Sheet3.A2:Sheet3.G33" table:contains-header="false">
          <table:sort>
            <table:sort-by table:field-number="3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3/09/2017</text:date>, <text:time>14:2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Royer</meta:initial-creator>
    <meta:creation-date>2017-03-09T12:35:50.55</meta:creation-date>
    <dc:date>2017-03-09T14:26:18.19</dc:date>
    <dc:creator>Dan Royer</dc:creator>
    <meta:editing-duration>PT4M29S</meta:editing-duration>
    <meta:editing-cycles>1</meta:editing-cycles>
    <meta:document-statistic meta:table-count="3" meta:cell-count="696" meta:object-count="0"/>
    <meta:generator>OpenOffice/4.1.2$Win32 OpenOffice.org_project/412m3$Build-9782</meta:generator>
  </office:meta>
</office:document-meta>
</file>